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a25" officeooo:paragraph-rsid="0019ba25"/>
    </style:style>
    <style:style style:name="P2" style:family="paragraph" style:parent-style-name="Standard">
      <style:text-properties officeooo:rsid="0019ba25" officeooo:paragraph-rsid="001b98aa"/>
    </style:style>
    <style:style style:name="P3" style:family="paragraph" style:parent-style-name="Standard">
      <style:text-properties officeooo:rsid="001c7cc2" officeooo:paragraph-rsid="001c7cc2"/>
    </style:style>
    <style:style style:name="P4" style:family="paragraph" style:parent-style-name="Standard">
      <style:text-properties officeooo:rsid="001f3f50" officeooo:paragraph-rsid="001f3f50"/>
    </style:style>
    <style:style style:name="T1" style:family="text">
      <style:text-properties officeooo:rsid="001a3eb8"/>
    </style:style>
    <style:style style:name="T2" style:family="text">
      <style:text-properties officeooo:rsid="001b98aa"/>
    </style:style>
    <style:style style:name="T3" style:family="text">
      <style:text-properties officeooo:rsid="001c7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x1&lt;x2</text:p>
      <text:p text:style-name="P1"><text:tab/>x1+w1==x2 //intersection of edge</text:p>
      <text:p text:style-name="P1"><text:tab/><text:tab/><text:span text:style-name="T1">w1=0</text:span></text:p>
      <text:p text:style-name="P1"><text:tab/>x1+w1 &gt; x2 //intersection of area</text:p>
      <text:p text:style-name="P1"><text:tab/><text:tab/><text:span text:style-name="T1">x1=x2</text:span></text:p>
      <text:p text:style-name="P1"><text:tab/><text:tab/><text:span text:style-name="T1">w1=w1-(x2-x1)</text:span></text:p>
      <text:p text:style-name="P1"><text:tab/>x1+w1 &lt; x2 //no intersection</text:p>
      <text:p text:style-name="P1"><text:tab/><text:tab/><text:span text:style-name="T1">w1=0</text:span></text:p>
      <text:p text:style-name="P1"><text:tab/><text:tab/><text:span text:style-name="T1">h1=0</text:span></text:p>
      <text:p text:style-name="P1">else if x1&gt;x2</text:p>
      <text:p text:style-name="P1"><text:tab/>x2+w2==x1 //intersection of edge</text:p>
      <text:p text:style-name="P1"><text:tab/><text:tab/><text:span text:style-name="T1">w1=0</text:span></text:p>
      <text:p text:style-name="P1"><text:tab/>x2+w2 &gt; x1 //intersection of area</text:p>
      <text:p text:style-name="P1"><text:tab/><text:tab/><text:span text:style-name="T1">w1=</text:span><text:span text:style-name="T2">x2+w2-x1</text:span></text:p>
      <text:p text:style-name="P1"><text:tab/>x2+w2 &lt; x1 //no intersect.</text:p>
      <text:p text:style-name="P2"><text:tab/><text:tab/><text:span text:style-name="T1">w1=0</text:span></text:p>
      <text:p text:style-name="P2"><text:tab/><text:tab/><text:span text:style-name="T1">h1=0</text:span></text:p>
      <text:p text:style-name="P1">Else //x1==x2</text:p>
      <text:p text:style-name="P1"><text:tab/>if w1&gt;w2</text:p>
      <text:p text:style-name="P1"><text:tab/><text:tab/>w1=w2</text:p>
      <text:p text:style-name="P1"><text:tab/>//else //do nothin<text:span text:style-name="T3">g</text:span></text:p>
      <text:p text:style-name="P1"/>
      <text:p text:style-name="P3">gcc -o rectangle -pedantic -std=gnu99 -Wall -Werror rectangle.c</text:p>
      <text:p text:style-name="P3"/>
      <text:p text:style-name="P4">Better approach:</text:p>
      <text:p text:style-name="P4"/>
      <text:p text:style-name="P4">void printRectangle(rectangle r) {</text:p>
      <text:p text:style-name="P4"><text:s text:c="2"/>r = canonicalize(r);</text:p>
      <text:p text:style-name="P4"><text:s text:c="2"/>if (r.width == 0 &amp;&amp; r.height == 0) {</text:p>
      <text:p text:style-name="P4"><text:s text:c="4"/>printf("&lt;empty&gt;\n");</text:p>
      <text:p text:style-name="P4"><text:s text:c="2"/>}</text:p>
      <text:p text:style-name="P4"><text:s text:c="2"/>else {</text:p>
      <text:p text:style-name="P4"><text:s text:c="4"/>printf("(%d,%d) to (%d,%d)\n", r.x, r.y, </text:p>
      <text:p text:style-name="P4"><text:tab/> <text:s text:c="26"/>r.x + r.width, r.y + r.height);</text:p>
      <text:p text:style-name="P4"><text:s text:c="2"/>}</text:p>
      <text:p text:style-name="P4">}</text:p>
      <text:p text:style-name="P4">//this code prints the intersection rectang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13:04:36.878031867</meta:creation-date>
    <dc:date>2021-05-14T17:42:56.192569785</dc:date>
    <meta:editing-duration>PT22M1S</meta:editing-duration>
    <meta:editing-cycles>2</meta:editing-cycles>
    <meta:generator>LibreOffice/7.1.2.2$Linux_X86_64 LibreOffice_project/8a45595d069ef5570103caea1b71cc9d82b2aae4</meta:generator>
    <meta:document-statistic meta:table-count="0" meta:image-count="0" meta:object-count="0" meta:page-count="1" meta:paragraph-count="34" meta:word-count="101" meta:character-count="692" meta:non-whitespace-character-count="550"/>
  </office:meta>
</office:document-meta>
</file>